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〜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〜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guess it's true what they say about honor
among thieves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〜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 might be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Please, do excuse our tardiness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“Carat, the 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〜! I know! You must be the “new
enemy”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〜! I don't have the power to fight
someone like you, you know〜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 you're
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 at a
time like this. On the contrary, I'd only make
my chances of survival worse by 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 for their
life in quite such a manner as 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“Seraphia”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〜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 a demon
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〜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〜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〜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 physical
limits of Magic, and how it can be controlled.
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fruits of 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〜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